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e4b1"/>
    </style:style>
    <style:style style:name="P2" style:family="paragraph" style:parent-style-name="Standard">
      <style:text-properties officeooo:paragraph-rsid="00196b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include&lt;stdio.h&gt; <text:line-break/>int main() <text:line-break/>{ </text:p>
      <text:p text:style-name="P2"><text:line-break/> <text:s text:c="3"/>int bt[100],n,wt[100],tat[100],i,ttat,twt,s=0,c=0,temp[100],qt,tempval; <text:line-break/> <text:s text:c="3"/>printf("Enter no of processes"); <text:line-break/> <text:s text:c="3"/>scanf("%d",&amp;n); <text:line-break/> <text:s text:c="3"/>printf("Enter burst time of each process"); <text:line-break/> <text:s text:c="3"/>for(i=0;i&lt;n;i++) <text:line-break/> <text:s text:c="3"/>{scanf("%d",&amp;bt[i]); <text:line-break/> <text:s text:c="3"/>}</text:p>
      <text:p text:style-name="P2"><text:line-break/> <text:s text:c="3"/>for(i=0;i&lt;n;i++) <text:line-break/> <text:s text:c="3"/>{ </text:p>
      <text:p text:style-name="P2"><text:line-break/> <text:s text:c="7"/>temp[i] = bt[i]; <text:line-break/> <text:s text:c="3"/>}<text:line-break/> <text:s text:c="3"/>printf("Enter quantum time"); <text:line-break/> <text:s text:c="3"/>scanf("%d",&amp;qt); <text:line-break/> <text:s text:c="3"/>while( 1) <text:line-break/> <text:s text:c="3"/>{ <text:line-break/> <text:s text:c="7"/>for(i=0,c=0;i&lt;n;i++) <text:line-break/> <text:s text:c="7"/>{<text:line-break/> <text:s text:c="11"/>tempval = qt; <text:line-break/> <text:s text:c="11"/>if(temp[i]==0) <text:line-break/> <text:s text:c="11"/>{</text:p>
      <text:p text:style-name="P2"><text:line-break/> <text:s text:c="15"/>c+=1; <text:line-break/> <text:s text:c="15"/>continue; <text:line-break/> <text:s text:c="11"/>}</text:p>
      <text:p text:style-name="P2"><text:line-break/> <text:s text:c="11"/>if(temp[i]&gt;qt) <text:line-break/> <text:s text:c="11"/>{</text:p>
      <text:p text:style-name="P2"><text:line-break/> <text:s text:c="15"/>temp[i] = temp[i]-qt;<text:line-break/> <text:s text:c="11"/>}</text:p>
      <text:p text:style-name="P2"/>
      <text:p text:style-name="P2"><text:s text:c="11"/>else <text:line-break/> <text:s text:c="11"/>if(temp[i]&gt;=0) <text:line-break/> <text:s text:c="11"/>{ </text:p>
      <text:p text:style-name="P2"><text:line-break/> <text:s text:c="15"/>tempval = temp[i]; <text:line-break/> <text:s text:c="15"/>temp[i] = 0; <text:line-break/> <text:s text:c="11"/>}</text:p>
      <text:p text:style-name="P2"><text:line-break/> <text:s text:c="11"/>s = s+tempval; <text:line-break/> <text:s text:c="11"/>tat[i] = s;<text:line-break/> <text:s text:c="7"/>}</text:p>
      <text:p text:style-name="P2"><text:soft-page-break/><text:line-break/> <text:s text:c="7"/>if(c==n) <text:line-break/> <text:s text:c="7"/>break;<text:line-break/> <text:s text:c="7"/><text:line-break/> <text:s text:c="3"/>} <text:line-break/> <text:s text:c="3"/>for(i=0;i&lt;n;i++) <text:line-break/> <text:s text:c="3"/>{<text:line-break/> <text:s text:c="7"/>wt[i]= tat[i] - bt[i]; <text:line-break/> <text:s text:c="3"/>}<text:line-break/> <text:s text:c="3"/>printf("Process BurstTime TurnAroundTime WaitingTime\n"); <text:line-break/> <text:s text:c="3"/>for(i=0;i&lt;n;i++) <text:line-break/> <text:s text:c="3"/>{</text:p>
      <text:p text:style-name="P2"><text:line-break/> <text:s text:c="7"/>printf("%d\t %d\t %d\t %d\n",i+1,bt[i],tat[i],wt[i]); <text:line-break/> <text:s text:c="7"/>twt+=wt[i]; <text:line-break/> <text:s text:c="7"/>ttat+=tat[i]; <text:line-break/> <text:s text:c="3"/>}</text:p>
      <text:p text:style-name="P2"><text:line-break/> <text:s text:c="3"/>printf("Average Waiting Time = %f\t Average Turn Around time = %f",twt/(float)n,ttat/(float)n); <text:line-break/>}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1:00:18.855000000</meta:creation-date>
    <dc:date>2022-07-12T11:19:58.516000000</dc:date>
    <meta:editing-duration>PT19M40S</meta:editing-duration>
    <meta:editing-cycles>3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13" meta:word-count="101" meta:character-count="1303" meta:non-whitespace-character-count="749"/>
  </office:meta>
</office:document-meta>
</file>